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4.0.oxt&#13;Update file created : emph.update.xml&#13;&#13;19.04.2021 15:30:2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4.0.oxt&#13;Update file created : emph-A.update.xml&#13;&#13;19.04.2021 15:30: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3.3.oxt&#13;&#13;20.04.2021 08:33: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74041497789314535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891111751332155989" text:style-name="L2">
        <text:list-item>
          <text:p text:style-name="P49">Version 2.1.2 :</text:p>
        </text:list-item>
      </text:list>
      <text:list xml:id="list566205336717089845" text:style-name="L3">
        <text:list-item>
          <text:list>
            <text:list-item>
              <text:p text:style-name="P50">Localized help : resolved non-functional hyperlink due to API incompatibility introduced by Apache OpenOffice 4.1 (and LibreOffice 4.0).</text:p>
            </text:list-item>
          </text:list>
        </text:list-item>
      </text:list>
      <text:list xml:id="list28571185" text:continue-list="list7891111751332155989" text:style-name="L2">
        <text:list-item>
          <text:p text:style-name="P49">Version 2.1.1 :</text:p>
        </text:list-item>
      </text:list>
      <text:list xml:id="list2512655358789268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8548134" text:continue-list="list28571185" text:style-name="L2">
        <text:list-item>
          <text:p text:style-name="P49">Version 2.1.0 :</text:p>
        </text:list-item>
      </text:list>
      <text:list xml:id="list334211390775557153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8549004" text:continue-list="list28548134" text:style-name="L2">
        <text:list-item>
          <text:p text:style-name="P49">Version 2.0.0 :</text:p>
        </text:list-item>
      </text:list>
      <text:list xml:id="list7300409565263824708"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8566778" text:continue-list="list28549004" text:style-name="L2">
        <text:list-item>
          <text:p text:style-name="P49">Version 1.5.3 :</text:p>
        </text:list-item>
      </text:list>
      <text:list xml:id="list8713029512111686663"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905720848534578312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785235721531531129"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437264085451739122"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60440779958695288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6326153878925356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112153163970257135"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8917886023655392372"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92119783312906763"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738858535945238270"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02524553760500745" text:style-name="L17">
        <text:list-item>
          <text:p text:style-name="P64">Arg1 : <text:span text:style-name="InstructionMacro">String</text:span> : mandatory, type of control used for the button</text:p>
        </text:list-item>
      </text:list>
      <text:list xml:id="list758107428527968112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168774875718292087"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463043004596485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09306034251127758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805147618591135178"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313824127016582574"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08042053748992175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1372288426684198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2988166621808475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843549852183205826"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998203069068004315"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77778426850042712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9173433370126871160"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95306121594091953"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86883891605049595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854302365572885017"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22270582353337186"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02198239841669769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95542149346393647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16365943415294752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15107545062120091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856335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9903717227004484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12989227117257200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75317865124342497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7</dc:date>
     <text:p>internal</text:p>
     <text:p>Page2</text:p>
     <text:p/>
    </office:annotation>Paragraph styles</text:p>
      <text:p text:style-name="P28"><office:annotation>
     <dc:creator>BM</dc:creator>
     <dc:date>2008-03-13T00:00:00.77</dc:date>
     <text:p>internal</text:p>
     <text:p>Page7</text:p>
     <text:p/>
    </office:annotation>Hyperlinks</text:p>
      <text:p text:style-name="hlp_5f_paragraph"><text:span text:style-name="T14"><office:annotation>
      <dc:creator>BM</dc:creator>
      <dc:date>2008-03-13T00:00:00.77</dc:date>
      <text:p>internal</text:p>
      <text:p>Page3</text:p>
      <text:p/>
     </office:annotation></text:span><text:span text:style-name="T14">Text formatting</text:span></text:p>
      <text:p text:style-name="P28"><office:annotation>
     <dc:creator>BM</dc:creator>
     <dc:date>2008-03-26T00:00:00.7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8</dc:date>
     <text:p>external</text:p>
     <text:p>text/swriter/main0210.xhp</text:p>
     <text:p/>
    </office:annotation><text:span text:style-name="T14">Preview topic</text:span> </text:p>
      <text:p text:style-name="hlp_5f_paragraph">This hyperlink displays <text:s/><office:annotation>
     <dc:creator>BM</dc:creator>
     <dc:date>2008-03-15T00:00:00.7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8566172" text:continue-list="list595542149346393647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8563787" text:continue-list="list2856335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0</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80</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80</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28553429" text:continue-list="list2856617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3.3")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REM  beginUpdateInformation("direct", "direct") 
REM	setUpdateSource("https://raw.githubusercontent.com/peter88213/emph/master/", "https://raw.githubusercontent.com/peter88213/emph/master/")
REM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